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2" text:style-name="WW_CharLFO10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Segoe UI" style:font-name-complex="Segoe UI" fo:font-size="12pt" style:font-size-asian="12pt" style:font-size-complex="12pt"/>
    </style:style>
    <style:style style:name="P2" style:parent-style-name="Normal" style:family="paragraph">
      <style:text-properties style:font-name="Segoe UI" style:font-name-complex="Segoe UI" fo:font-size="12pt" style:font-size-asian="12pt" style:font-size-complex="12pt"/>
    </style:style>
    <style:style style:name="T3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4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/>
    </style:style>
    <style:style style:name="T5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/>
    </style:style>
    <style:style style:name="T6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/>
    </style:style>
    <style:style style:name="T7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P8" style:parent-style-name="Normal" style:family="paragraph">
      <style:text-properties style:font-name="Segoe UI" style:font-name-complex="Segoe UI" fo:font-size="12pt" style:font-size-asian="12pt" style:font-size-complex="12pt"/>
    </style:style>
    <style:style style:name="P9" style:parent-style-name="ListParagraph" style:list-style-name="LFO1" style:family="paragraph">
      <style:text-properties style:font-name="Segoe UI" style:font-name-complex="Segoe UI" fo:font-size="12pt" style:font-size-asian="12pt" style:font-size-complex="12pt"/>
    </style:style>
    <style:style style:name="P10" style:parent-style-name="ListParagraph" style:list-style-name="LFO1" style:family="paragraph">
      <style:text-properties style:font-name="Segoe UI" style:font-name-complex="Segoe UI" fo:font-size="12pt" style:font-size-asian="12pt" style:font-size-complex="12pt"/>
    </style:style>
    <style:style style:name="P11" style:parent-style-name="ListParagraph" style:list-style-name="LFO1" style:family="paragraph">
      <style:text-properties style:font-name="Segoe UI" style:font-name-complex="Segoe UI" fo:font-size="12pt" style:font-size-asian="12pt" style:font-size-complex="12pt"/>
    </style:style>
    <style:style style:name="P12" style:parent-style-name="ListParagraph" style:list-style-name="LFO1" style:family="paragraph">
      <style:text-properties style:font-name="Segoe UI" style:font-name-complex="Segoe UI" fo:font-size="12pt" style:font-size-asian="12pt" style:font-size-complex="12pt"/>
    </style:style>
    <style:style style:name="P13" style:parent-style-name="ListParagraph" style:list-style-name="LFO1" style:family="paragraph">
      <style:text-properties style:font-name="Segoe UI" style:font-name-complex="Segoe UI" fo:font-size="12pt" style:font-size-asian="12pt" style:font-size-complex="12pt"/>
    </style:style>
    <style:style style:name="P14" style:parent-style-name="Normal" style:family="paragraph">
      <style:paragraph-properties fo:margin-left="0.25in">
        <style:tab-stops/>
      </style:paragraph-properties>
      <style:text-properties style:font-name="Segoe UI" style:font-name-complex="Segoe UI" fo:font-size="12pt" style:font-size-asian="12pt" style:font-size-complex="12pt"/>
    </style:style>
    <style:style style:name="P15" style:parent-style-name="ListParagraph" style:list-style-name="LFO5" style:family="paragraph">
      <style:text-properties style:font-name="Segoe UI" style:font-name-complex="Segoe UI" fo:font-size="12pt" style:font-size-asian="12pt" style:font-size-complex="12pt"/>
    </style:style>
    <style:style style:name="P16" style:parent-style-name="ListParagraph" style:list-style-name="LFO5" style:family="paragraph"/>
    <style:style style:name="T17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18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19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0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1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22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23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P24" style:parent-style-name="ListParagraph" style:list-style-name="LFO5" style:family="paragraph">
      <style:text-properties style:font-name="Segoe UI" style:font-name-complex="Segoe UI" fo:font-size="12pt" style:font-size-asian="12pt" style:font-size-complex="12pt"/>
    </style:style>
    <style:style style:name="P25" style:parent-style-name="Normal" style:family="paragraph">
      <style:text-properties style:font-name="Segoe UI" style:font-name-complex="Segoe UI" fo:font-size="12pt" style:font-size-asian="12pt" style:font-size-complex="12pt"/>
    </style:style>
    <style:style style:name="T26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/>
    </style:style>
    <style:style style:name="P27" style:parent-style-name="Normal" style:family="paragraph">
      <style:text-properties style:font-name="Segoe UI" style:font-name-complex="Segoe UI" fo:font-weight="bold" style:font-weight-asian="bold" style:font-weight-complex="bold" fo:font-size="12pt" style:font-size-asian="12pt" style:font-size-complex="12pt"/>
    </style:style>
    <style:style style:name="P28" style:parent-style-name="ListParagraph" style:list-style-name="LFO1" style:family="paragraph">
      <style:text-properties style:font-name="Segoe UI" style:font-name-complex="Segoe UI" fo:font-size="12pt" style:font-size-asian="12pt" style:font-size-complex="12pt"/>
    </style:style>
    <style:style style:name="P29" style:parent-style-name="Normal" style:family="paragraph">
      <style:text-properties style:font-name="Segoe UI" style:font-name-complex="Segoe UI" fo:font-weight="bold" style:font-weight-asian="bold" style:font-weight-complex="bold" fo:font-size="12pt" style:font-size-asian="12pt" style:font-size-complex="12pt"/>
    </style:style>
    <style:style style:name="P30" style:parent-style-name="ListParagraph" style:list-style-name="LFO1" style:family="paragraph">
      <style:text-properties style:font-name="Segoe UI" style:font-name-complex="Segoe UI" fo:font-size="12pt" style:font-size-asian="12pt" style:font-size-complex="12pt"/>
    </style:style>
    <style:style style:name="P31" style:parent-style-name="Normal" style:family="paragraph">
      <style:paragraph-properties fo:margin-left="0.25in">
        <style:tab-stops/>
      </style:paragraph-properties>
      <style:text-properties style:font-name="Segoe UI" style:font-name-complex="Segoe UI" fo:font-size="12pt" style:font-size-asian="12pt" style:font-size-complex="12pt"/>
    </style:style>
    <style:style style:name="P32" style:parent-style-name="Normal" style:list-style-name="LFO1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C1E21" style:letter-kerning="false" style:language-asian="en" style:country-asian="GB"/>
    </style:style>
    <style:style style:name="P33" style:parent-style-name="Normal" style:list-style-name="LFO1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C1E21" style:letter-kerning="false" style:language-asian="en" style:country-asian="GB"/>
    </style:style>
    <style:style style:name="P34" style:parent-style-name="Normal" style:list-style-name="LFO1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style:language-asian="en" style:country-asian="GB"/>
    </style:style>
    <style:style style:name="P35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style:language-asian="en" style:country-asian="GB"/>
    </style:style>
    <style:style style:name="P36" style:parent-style-name="Normal" style:list-style-name="LFO1" style:family="paragraph">
      <style:paragraph-properties fo:margin-top="0.0694in" fo:margin-bottom="0.0694in" fo:line-height="100%"/>
    </style:style>
    <style:style style:name="T37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38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39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40" style:parent-style-name="Normal" style:list-style-name="LFO1" style:family="paragraph">
      <style:paragraph-properties fo:margin-top="0.0694in" fo:margin-bottom="0.0694in" fo:line-height="100%"/>
    </style:style>
    <style:style style:name="T41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42" style:parent-style-name="DefaultParagraphFont" style:family="text">
      <style:text-properties style:font-name="Consolas" style:font-name-asian="Times New Roman" style:font-name-complex="Courier New" fo:color="#1C1E21" style:letter-kerning="false" fo:font-size="11.5pt" style:font-size-asian="11.5pt" style:font-size-complex="11.5pt" fo:background-color="#F6F7F8" style:language-asian="en" style:country-asian="GB"/>
    </style:style>
    <style:style style:name="T43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44" style:parent-style-name="Normal" style:list-style-name="LFO1" style:family="paragraph">
      <style:paragraph-properties fo:margin-top="0.0416in" fo:margin-bottom="0.0694in" fo:line-height="100%"/>
    </style:style>
    <style:style style:name="T45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46" style:parent-style-name="DefaultParagraphFont" style:family="text">
      <style:text-properties style:font-name="Consolas" style:font-name-asian="Times New Roman" style:font-name-complex="Courier New" fo:color="#1C1E21" style:letter-kerning="false" fo:font-size="11.5pt" style:font-size-asian="11.5pt" style:font-size-complex="11.5pt" fo:background-color="#F6F7F8" style:language-asian="en" style:country-asian="GB"/>
    </style:style>
    <style:style style:name="T47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48" style:parent-style-name="Normal" style:list-style-name="LFO1" style:family="paragraph">
      <style:paragraph-properties fo:margin-top="0.0416in" fo:margin-bottom="0.0694in" fo:line-height="100%"/>
    </style:style>
    <style:style style:name="T49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50" style:parent-style-name="DefaultParagraphFont" style:family="text">
      <style:text-properties style:font-name="Consolas" style:font-name-asian="Times New Roman" style:font-name-complex="Courier New" fo:color="#1C1E21" style:letter-kerning="false" fo:font-size="11.5pt" style:font-size-asian="11.5pt" style:font-size-complex="11.5pt" fo:background-color="#F6F7F8" style:language-asian="en" style:country-asian="GB"/>
    </style:style>
    <style:style style:name="T51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52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53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54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55" style:parent-style-name="Normal" style:list-style-name="LFO1" style:family="paragraph">
      <style:paragraph-properties fo:margin-top="0.0694in" fo:margin-bottom="0.0694in" fo:line-height="100%"/>
    </style:style>
    <style:style style:name="T56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57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58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59" style:parent-style-name="Normal" style:list-style-name="LFO1" style:family="paragraph">
      <style:paragraph-properties fo:margin-top="0.0694in" fo:margin-bottom="0.0694in" fo:line-height="100%"/>
    </style:style>
    <style:style style:name="T60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61" style:parent-style-name="DefaultParagraphFont" style:family="text">
      <style:text-properties style:font-name="Consolas" style:font-name-asian="Times New Roman" style:font-name-complex="Courier New" fo:color="#1C1E21" style:letter-kerning="false" fo:font-size="11.5pt" style:font-size-asian="11.5pt" style:font-size-complex="11.5pt" fo:background-color="#F6F7F8" style:language-asian="en" style:country-asian="GB"/>
    </style:style>
    <style:style style:name="T62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63" style:parent-style-name="Normal" style:list-style-name="LFO1" style:family="paragraph">
      <style:paragraph-properties fo:margin-top="0.0416in" fo:margin-bottom="0.0694in" fo:line-height="100%"/>
    </style:style>
    <style:style style:name="T64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65" style:parent-style-name="DefaultParagraphFont" style:family="text">
      <style:text-properties style:font-name="Consolas" style:font-name-asian="Times New Roman" style:font-name-complex="Courier New" fo:color="#1C1E21" style:letter-kerning="false" fo:font-size="11.5pt" style:font-size-asian="11.5pt" style:font-size-complex="11.5pt" fo:background-color="#F6F7F8" style:language-asian="en" style:country-asian="GB"/>
    </style:style>
    <style:style style:name="T66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67" style:parent-style-name="Normal" style:list-style-name="LFO1" style:family="paragraph">
      <style:paragraph-properties fo:margin-top="0.0416in" fo:margin-bottom="0.0694in" fo:line-height="100%"/>
    </style:style>
    <style:style style:name="T68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69" style:parent-style-name="DefaultParagraphFont" style:family="text">
      <style:text-properties style:font-name="Consolas" style:font-name-asian="Times New Roman" style:font-name-complex="Courier New" fo:color="#1C1E21" style:letter-kerning="false" fo:font-size="11.5pt" style:font-size-asian="11.5pt" style:font-size-complex="11.5pt" fo:background-color="#F6F7F8" style:language-asian="en" style:country-asian="GB"/>
    </style:style>
    <style:style style:name="T70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71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72" style:parent-style-name="ListParagraph" style:list-style-name="LFO1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73" style:parent-style-name="Normal" style:list-style-name="LFO1" style:family="paragraph">
      <style:paragraph-properties fo:margin-top="0.0694in" fo:margin-bottom="0.0694in" fo:line-height="100%"/>
    </style:style>
    <style:style style:name="T74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75" style:parent-style-name="DefaultParagraphFont" style:family="text">
      <style:text-properties style:font-name="Consolas" style:font-name-asian="Times New Roman" style:font-name-complex="Courier New" fo:color="#1C1E21" style:letter-kerning="false" fo:font-size="11.5pt" style:font-size-asian="11.5pt" style:font-size-complex="11.5pt" fo:background-color="#F6F7F8" style:language-asian="en" style:country-asian="GB"/>
    </style:style>
    <style:style style:name="T76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77" style:parent-style-name="Normal" style:list-style-name="LFO1" style:family="paragraph">
      <style:paragraph-properties fo:margin-top="0.0416in" fo:margin-bottom="0.0694in" fo:line-height="100%"/>
    </style:style>
    <style:style style:name="T78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79" style:parent-style-name="DefaultParagraphFont" style:family="text">
      <style:text-properties style:font-name="Consolas" style:font-name-asian="Times New Roman" style:font-name-complex="Courier New" fo:color="#1C1E21" style:letter-kerning="false" fo:font-size="11.5pt" style:font-size-asian="11.5pt" style:font-size-complex="11.5pt" fo:background-color="#F6F7F8" style:language-asian="en" style:country-asian="GB"/>
    </style:style>
    <style:style style:name="T80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81" style:parent-style-name="Normal" style:list-style-name="LFO1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82" style:parent-style-name="Normal" style:list-style-name="LFO1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83" style:parent-style-name="ListParagraph" style:list-style-name="LFO2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84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85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P86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87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88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P89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P90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P91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P92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P93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P94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95" style:parent-style-name="Normal" style:list-style-name="LFO3" style:family="paragraph">
      <style:paragraph-properties fo:margin-top="0.0416in" fo:margin-bottom="0.0694in" fo:line-height="100%"/>
    </style:style>
    <style:style style:name="T96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97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98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99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00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01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102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03" style:parent-style-name="Normal" style:list-style-name="LFO3" style:family="paragraph">
      <style:paragraph-properties fo:margin-top="0.0416in" fo:margin-bottom="0.0694in" fo:line-height="100%"/>
    </style:style>
    <style:style style:name="T104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05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106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07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08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09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10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11" style:parent-style-name="Normal" style:list-style-name="LFO3" style:family="paragraph">
      <style:paragraph-properties fo:margin-top="0.0416in" fo:margin-bottom="0.0694in" fo:line-height="100%"/>
    </style:style>
    <style:style style:name="T112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13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114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15" style:parent-style-name="Normal" style:list-style-name="LFO3" style:family="paragraph">
      <style:paragraph-properties fo:margin-top="0.0416in" fo:margin-bottom="0.0694in" fo:line-height="100%"/>
    </style:style>
    <style:style style:name="T116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17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118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19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20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21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22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23" style:parent-style-name="Normal" style:list-style-name="LFO3" style:family="paragraph">
      <style:paragraph-properties fo:margin-top="0.0416in" fo:margin-bottom="0.0694in" fo:line-height="100%"/>
    </style:style>
    <style:style style:name="T124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25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126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27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28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29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30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31" style:parent-style-name="Normal" style:list-style-name="LFO3" style:family="paragraph">
      <style:paragraph-properties fo:margin-top="0.0416in" fo:margin-bottom="0.0694in" fo:line-height="100%"/>
    </style:style>
    <style:style style:name="T132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33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134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35" style:parent-style-name="Normal" style:list-style-name="LFO3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36" style:parent-style-name="Normal" style:list-style-name="LFO3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37" style:parent-style-name="Normal" style:list-style-name="LFO3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38" style:parent-style-name="Normal" style:list-style-name="LFO3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39" style:parent-style-name="Normal" style:list-style-name="LFO3" style:family="paragraph">
      <style:paragraph-properties fo:margin-top="0.0416in" fo:margin-bottom="0.0694in" fo:line-height="100%"/>
    </style:style>
    <style:style style:name="T140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41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142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43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44" style:parent-style-name="Normal" style:list-style-name="LFO3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45" style:parent-style-name="Normal" style:list-style-name="LFO3" style:family="paragraph">
      <style:paragraph-properties fo:margin-top="0.0416in" fo:margin-bottom="0.0694in" fo:line-height="100%"/>
    </style:style>
    <style:style style:name="T146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47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148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49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50" style:parent-style-name="Normal" style:list-style-name="LFO3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51" style:parent-style-name="Normal" style:list-style-name="LFO3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52" style:parent-style-name="Normal" style:list-style-name="LFO3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53" style:parent-style-name="Normal" style:list-style-name="LFO3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54" style:parent-style-name="Normal" style:list-style-name="LFO3" style:family="paragraph">
      <style:paragraph-properties fo:margin-top="0.0416in" fo:margin-bottom="0.0694in" fo:line-height="100%"/>
    </style:style>
    <style:style style:name="T155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56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157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58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59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60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61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62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63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64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65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66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67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68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69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70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71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72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73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74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75" style:parent-style-name="Normal" style:list-style-name="LFO4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76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77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78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P179" style:parent-style-name="Normal" style:family="paragraph">
      <style:paragraph-properties fo:margin-top="0.0416in" fo:margin-bottom="0.0694in" fo:line-height="100%"/>
    </style:style>
    <style:style style:name="T180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81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182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83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184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85" style:parent-style-name="ListParagraph" style:list-style-name="LFO4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186" style:parent-style-name="ListParagraph" style:list-style-name="LFO4" style:family="paragraph">
      <style:paragraph-properties fo:margin-top="0.0416in" fo:margin-bottom="0.0694in" fo:line-height="100%"/>
    </style:style>
    <style:style style:name="T187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88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89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90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91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text-underline-type="single" style:text-underline-style="solid" style:text-underline-width="auto" style:text-underline-mode="continuous" style:language-asian="en" style:country-asian="GB"/>
    </style:style>
    <style:style style:name="T192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93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94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95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96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97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198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199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00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01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02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03" style:parent-style-name="Normal" style:family="paragraph">
      <style:paragraph-properties fo:margin-top="0.0416in" fo:margin-bottom="0.0694in" fo:line-height="100%" fo:margin-left="0.25in">
        <style:tab-stops/>
      </style:paragraph-properties>
      <style:text-properties style:font-name="Segoe UI" style:font-name-asian="Times New Roman" style:font-name-complex="Segoe UI" fo:color="#1C1E21" style:letter-kerning="false" fo:font-size="12pt" style:font-size-asian="12pt" style:font-size-complex="12pt" style:text-underline-type="single" style:text-underline-style="solid" style:text-underline-width="auto" style:text-underline-mode="continuous" style:language-asian="en" style:country-asian="GB"/>
    </style:style>
    <style:style style:name="P204" style:parent-style-name="ListParagraph" style:list-style-name="LFO4" style:family="paragraph">
      <style:paragraph-properties fo:margin-top="0.0416in" fo:margin-bottom="0.0694in" fo:line-height="100%"/>
    </style:style>
    <style:style style:name="T205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06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07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08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09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10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11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12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13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214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15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16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17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18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19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220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21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22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23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24" style:parent-style-name="Normal" style:family="paragraph">
      <style:paragraph-properties fo:margin-top="0.0416in" fo:margin-bottom="0.0694in" fo:line-height="100%"/>
    </style:style>
    <style:style style:name="T225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26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227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28" style:parent-style-name="ListParagraph" style:list-style-name="LFO6" style:family="paragraph">
      <style:paragraph-properties fo:margin-top="0.0416in" fo:margin-bottom="0.0694in" fo:line-height="100%"/>
    </style:style>
    <style:style style:name="T229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30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231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232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33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34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35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36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37" style:parent-style-name="ListParagraph" style:list-style-name="LFO6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38" style:parent-style-name="ListParagraph" style:list-style-name="LFO6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39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40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41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42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43" style:parent-style-name="ListParagraph" style:list-style-name="LFO7" style:family="paragraph">
      <style:paragraph-properties fo:margin-top="0.0416in" fo:margin-bottom="0.0694in" fo:line-height="100%"/>
    </style:style>
    <style:style style:name="T244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45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246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247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48" style:parent-style-name="ListParagraph" style:list-style-name="LFO7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49" style:parent-style-name="ListParagraph" style:list-style-name="LFO7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50" style:parent-style-name="ListParagraph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51" style:parent-style-name="ListParagraph" style:list-style-name="LFO7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52" style:parent-style-name="Normal" style:family="paragraph">
      <style:paragraph-properties fo:margin-top="0.0416in" fo:margin-bottom="0.0694in" fo:line-height="100%" fo:margin-left="0.25in">
        <style:tab-stops/>
      </style:paragraph-properties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53" style:parent-style-name="ListParagraph" style:list-style-name="LFO4" style:family="paragraph">
      <style:paragraph-properties fo:margin-top="0.0416in" fo:margin-bottom="0.0694in" fo:line-height="100%"/>
    </style:style>
    <style:style style:name="T254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55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256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57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58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59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P260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P261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P262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63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64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P265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P266" style:parent-style-name="ListParagraph" style:list-style-name="LFO4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67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68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69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70" style:parent-style-name="ListParagraph" style:list-style-name="LFO4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71" style:parent-style-name="ListParagraph" style:list-style-name="LFO10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 fo:hyphenate="false"/>
    </style:style>
    <style:style style:name="P272" style:parent-style-name="ListParagraph" style:list-style-name="LFO10" style:family="paragraph">
      <style:paragraph-properties fo:margin-top="0.0694in" fo:margin-bottom="0.0694in" fo:line-height="100%"/>
      <style:text-properties fo:hyphenate="false"/>
    </style:style>
    <style:style style:name="T273" style:parent-style-name="DefaultParagraphFont" style:family="text">
      <style:text-properties style:font-name="Consolas" style:font-name-asian="Times New Roman" style:font-name-complex="Courier New" fo:color="#1C1E21" style:letter-kerning="false" fo:font-size="11.5pt" style:font-size-asian="11.5pt" style:font-size-complex="11.5pt" fo:background-color="#F6F7F8" style:language-asian="en" style:country-asian="GB"/>
    </style:style>
    <style:style style:name="P274" style:parent-style-name="ListParagraph" style:list-style-name="LFO10" style:family="paragraph">
      <style:paragraph-properties fo:margin-top="0.0416in" fo:margin-bottom="0.0694in" fo:line-height="100%"/>
      <style:text-properties fo:hyphenate="false"/>
    </style:style>
    <style:style style:name="T275" style:parent-style-name="DefaultParagraphFont" style:family="text">
      <style:text-properties style:font-name="Consolas" style:font-name-asian="Times New Roman" style:font-name-complex="Courier New" fo:color="#1C1E21" style:letter-kerning="false" fo:font-size="11.5pt" style:font-size-asian="11.5pt" style:font-size-complex="11.5pt" fo:background-color="#F6F7F8" style:language-asian="en" style:country-asian="GB"/>
    </style:style>
    <style:style style:name="P276" style:parent-style-name="ListParagraph" style:list-style-name="LFO10" style:family="paragraph">
      <style:paragraph-properties fo:margin-top="0.0416in" fo:margin-bottom="0.0694in" fo:line-height="100%"/>
      <style:text-properties fo:hyphenate="false"/>
    </style:style>
    <style:style style:name="T277" style:parent-style-name="DefaultParagraphFont" style:family="text">
      <style:text-properties style:font-name="Consolas" style:font-name-asian="Times New Roman" style:font-name-complex="Courier New" fo:color="#1C1E21" style:letter-kerning="false" fo:font-size="11.5pt" style:font-size-asian="11.5pt" style:font-size-complex="11.5pt" fo:background-color="#F6F7F8" style:language-asian="en" style:country-asian="GB"/>
    </style:style>
    <style:style style:name="T278" style:parent-style-name="DefaultParagraphFont" style:family="text">
      <style:text-properties style:font-name="Consolas" style:font-name-asian="Times New Roman" style:font-name-complex="Courier New" fo:color="#1C1E21" style:letter-kerning="false" fo:font-size="11.5pt" style:font-size-asian="11.5pt" style:font-size-complex="11.5pt" fo:background-color="#F6F7F8" style:language-asian="en" style:country-asian="GB"/>
    </style:style>
    <style:style style:name="P279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 fo:hyphenate="false"/>
    </style:style>
    <style:style style:name="P280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 fo:hyphenate="false"/>
    </style:style>
    <style:style style:name="P281" style:parent-style-name="ListParagraph" style:list-style-name="LFO4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 fo:hyphenate="false"/>
    </style:style>
    <style:style style:name="P282" style:parent-style-name="ListParagraph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 fo:hyphenate="false"/>
    </style:style>
    <style:style style:name="P283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 fo:hyphenate="false"/>
    </style:style>
    <style:style style:name="P284" style:parent-style-name="ListParagraph" style:list-style-name="LFO4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 fo:hyphenate="false"/>
    </style:style>
    <style:style style:name="P285" style:parent-style-name="ListParagraph" style:list-style-name="LFO4" style:family="paragraph">
      <style:paragraph-properties fo:margin-top="0.0416in" fo:margin-bottom="0.0694in" fo:line-height="100%"/>
      <style:text-properties fo:hyphenate="false"/>
    </style:style>
    <style:style style:name="T286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87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288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289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290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 fo:hyphenate="false"/>
    </style:style>
    <style:style style:name="P291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 fo:hyphenate="false"/>
    </style:style>
    <style:style style:name="P292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 fo:hyphenate="false"/>
    </style:style>
    <style:style style:name="P293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 fo:hyphenate="false"/>
    </style:style>
    <style:style style:name="P294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 fo:hyphenate="false"/>
    </style:style>
    <style:style style:name="P295" style:parent-style-name="ListParagraph" style:list-style-name="LFO4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 fo:hyphenate="false"/>
    </style:style>
    <style:style style:name="P296" style:parent-style-name="ListParagraph" style:list-style-name="LFO4" style:family="paragraph">
      <style:paragraph-properties fo:margin-top="0.0416in" fo:margin-bottom="0.0694in" fo:line-height="100%"/>
      <style:text-properties fo:hyphenate="false"/>
    </style:style>
    <style:style style:name="T297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298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299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300" style:parent-style-name="ListParagraph" style:list-style-name="LFO4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 fo:hyphenate="false"/>
    </style:style>
    <style:style style:name="P301" style:parent-style-name="Normal" style:family="paragraph">
      <style:paragraph-properties fo:margin-top="0.0416in" fo:margin-bottom="0.0694in" fo:line-height="100%" fo:margin-left="0.25in">
        <style:tab-stops/>
      </style:paragraph-properties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 fo:hyphenate="false"/>
    </style:style>
    <style:style style:name="P302" style:parent-style-name="Normal" style:family="paragraph">
      <style:paragraph-properties fo:margin-top="0.0416in" fo:margin-bottom="0.0694in" fo:line-height="100%" fo:margin-left="0.25in">
        <style:tab-stops/>
      </style:paragraph-properties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 fo:hyphenate="false"/>
    </style:style>
    <style:style style:name="P303" style:parent-style-name="Normal" style:family="paragraph">
      <style:paragraph-properties fo:margin-top="0.0416in" fo:margin-bottom="0.0694in" fo:line-height="100%" fo:margin-left="0.25in">
        <style:tab-stops/>
      </style:paragraph-properties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 fo:hyphenate="false"/>
    </style:style>
    <style:style style:name="P304" style:parent-style-name="Normal" style:family="paragraph">
      <style:paragraph-properties fo:margin-top="0.0416in" fo:margin-bottom="0.0694in" fo:line-height="100%" fo:margin-left="0.25in">
        <style:tab-stops/>
      </style:paragraph-properties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 fo:hyphenate="false"/>
    </style:style>
    <style:style style:name="P305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 fo:hyphenate="false"/>
    </style:style>
    <style:style style:name="P306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 fo:hyphenate="false"/>
    </style:style>
    <style:style style:name="P307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 fo:hyphenate="false"/>
    </style:style>
    <style:style style:name="P308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 fo:hyphenate="false"/>
    </style:style>
    <style:style style:name="P309" style:parent-style-name="ListParagraph" style:list-style-name="LFO4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 fo:hyphenate="false"/>
    </style:style>
    <style:style style:name="P310" style:parent-style-name="Normal" style:family="paragraph">
      <style:paragraph-properties fo:margin-top="0.0416in" fo:margin-bottom="0.0694in" fo:line-height="100%"/>
      <style:text-properties fo:hyphenate="false"/>
    </style:style>
    <style:style style:name="T311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312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313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314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315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T316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317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T318" style:parent-style-name="DefaultParagraphFont" style:family="text"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319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 fo:hyphenate="false"/>
    </style:style>
    <style:style style:name="P320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 fo:hyphenate="false"/>
    </style:style>
    <style:style style:name="P321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 fo:hyphenate="false"/>
    </style:style>
    <style:style style:name="P322" style:parent-style-name="ListParagraph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323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font-weight="bold" style:font-weight-asian="bold" style:font-weight-complex="bold" fo:color="#1C1E21" style:letter-kerning="false" fo:font-size="12pt" style:font-size-asian="12pt" style:font-size-complex="12pt" style:language-asian="en" style:country-asian="GB"/>
    </style:style>
    <style:style style:name="P324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325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326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327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328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329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330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  <style:style style:name="P331" style:parent-style-name="Normal" style:family="paragraph">
      <style:paragraph-properties fo:margin-top="0.0694in" fo:margin-bottom="0.0694in" fo:line-height="100%" fo:margin-left="1in">
        <style:tab-stops/>
      </style:paragraph-properties>
      <style:text-properties style:font-name="Segoe UI" style:font-name-asian="Times New Roman" style:font-name-complex="Segoe UI" fo:color="#1C1E21" style:letter-kerning="false" fo:font-size="12pt" style:font-size-asian="12pt" style:font-size-complex="12pt" style:language-asian="en" style:country-asian="GB"/>
    </style:style>
  </office:automatic-styles>
  <office:body>
    <office:text text:use-soft-page-breaks="true">
      <text:p text:style-name="P1">Plan for tutorial:</text:p>
      <text:p text:style-name="P2"/>
      <text:p text:style-name="Normal"><text:span text:style-name="T3">NOTE: anything before<text:s/></text:span><text:span text:style-name="T4">‘</text:span><text:span text:style-name="T5">4</text:span><text:span text:style-name="T6"><text:tab/>Simulation using Aquarius’<text:s/></text:span><text:span text:style-name="T7">will not be included in the user manual, its just for this word document.</text:span></text:p>
      <text:p text:style-name="P8"/>
      <text:list text:style-name="LFO1" text:continue-numbering="true">
        <text:list-item>
          <text:p text:style-name="P9">Screenshot all steps taken</text:p>
        </text:list-item>
        <text:list-item>
          <text:p text:style-name="P10">Could offer a brief explanation on zooming out and navigating around the screen (not sure if this is overkill)</text:p>
        </text:list-item>
        <text:list-item>
          <text:p text:style-name="P11">I could put in my data from python as a .csv file so people who use the tutorial can compare the data they made?</text:p>
        </text:list-item>
        <text:list-item>
          <text:p text:style-name="P12">Base tutorial off each screenshot.</text:p>
        </text:list-item>
        <text:list-item>
          <text:p text:style-name="P13">In the path files for the images, NOTE, the underscores have been changed to dashes to agree with the kebab-case.</text:p>
        </text:list-item>
      </text:list>
      <text:p text:style-name="P14">Key:</text:p>
      <text:list text:style-name="LFO5" text:continue-numbering="true">
        <text:list-item>
          <text:p text:style-name="P15">### means an image is going to be placed here</text:p>
        </text:list-item>
        <text:list-item>
          <text:p text:style-name="P16"><text:span text:style-name="T17">#word# means the word will be put in box in the user manual</text:span><text:span text:style-name="T18"><text:s/>the<text:s/></text:span><text:span text:style-name="T19">→</text:span><text:span text:style-name="T20"><text:s/>indicate separate boxes</text:span><text:span text:style-name="T21">, these # will be removed later. Note some of them already have a box since they were copy and pasted onto this word document</text:span><text:span text:style-name="T22"><text:s/>and there may be examples in this document where the hashtags have not been implemented.</text:span><text:span text:style-name="T23"><text:s/>This was done so as not to lose track.</text:span></text:p>
        </text:list-item>
        <text:list-item>
          <text:p text:style-name="P24">#bried description, means it’s something I’m going to add.</text:p>
        </text:list-item>
      </text:list>
      <text:p text:style-name="P25"/>
      <text:p text:style-name="Normal"><text:span text:style-name="T26">DAVIDS PART OF THE USER MANUAL</text:span></text:p>
      <text:p text:style-name="P27">4.1.1<text:tab/>Lauch<text:s/>Editor</text:p>
      <text:list text:style-name="LFO1" text:continue-numbering="true">
        <text:list-item>
          <text:p text:style-name="P28">Lauch the device editor as explained in the Resistor example.</text:p>
        </text:list-item>
      </text:list>
      <text:p text:style-name="P29">4.1.2<text:tab/>Define<text:s/>Device<text:s/>Geometry<text:s/></text:p>
      <text:list text:style-name="LFO1" text:continue-numbering="true">
        <text:list-item>
          <text:p text:style-name="P30">Directly below the menu bar, left-click the square<text:s/></text:p>
        </text:list-item>
      </text:list>
      <text:p text:style-name="P31">###insert "C:\Users\isaac\Downloads\KuasaSemi\aquarius-docs\static\img\examples\PN junction\p_region\01.png"</text:p>
      <text:list text:style-name="LFO1" text:continue-numbering="true">
        <text:list-item>
          <text:p text:style-name="P32">Position the cursor on the canvas to draw a rectangular shape:</text:p>
          <text:list text:continue-numbering="true">
            <text:list-item>
              <text:p text:style-name="P33">Left-click to start drawing.</text:p>
            </text:list-item>
            <text:list-item>
              <text:p text:style-name="P34">Left-click again to finish the shape.</text:p>
            </text:list-item>
          </text:list>
        </text:list-item>
      </text:list>
      <text:soft-page-break/>
      <text:p text:style-name="P35"><text:s text:c="5"/>###insert "C:\Users\isaac\Downloads\KuasaSemi\aquarius-docs\static\img\examples\PN junction\p_region\02.png"</text:p>
      <text:list text:style-name="LFO1" text:continue-numbering="true">
        <text:list-item>
          <text:p text:style-name="P36"><text:span text:style-name="T37">After drawing the rectangle, the </text:span><text:span text:style-name="T38">Exact Coordinates</text:span><text:span text:style-name="T39"> dialog will open automatically:</text:span></text:p>
          <text:list text:continue-numbering="true">
            <text:list-item>
              <text:p text:style-name="P40"><text:span text:style-name="T41">Set the First Vertex to </text:span><text:span text:style-name="T42">(-0.1, 0)</text:span><text:span text:style-name="T43">.</text:span></text:p>
            </text:list-item>
            <text:list-item>
              <text:p text:style-name="P44"><text:span text:style-name="T45">Set the Second Vertex to </text:span><text:span text:style-name="T46">(0.1, 1)</text:span><text:span text:style-name="T47">.</text:span></text:p>
            </text:list-item>
            <text:list-item>
              <text:p text:style-name="P48"><text:span text:style-name="T49">Click </text:span><text:span text:style-name="T50">OK</text:span><text:span text:style-name="T51"> to confirm.</text:span></text:p>
            </text:list-item>
          </text:list>
        </text:list-item>
      </text:list>
      <text:p text:style-name="P52">###insert "C:\Users\isaac\Downloads\KuasaSemi\aquarius-docs\static\img\examples\PN junction\p_region\03.png"</text:p>
      <text:p text:style-name="P53"/>
      <text:p text:style-name="P54"/>
      <text:list text:style-name="LFO1" text:continue-numbering="true">
        <text:list-item>
          <text:p text:style-name="P55"><text:span text:style-name="T56">The </text:span><text:span text:style-name="T57">Region Properties</text:span><text:span text:style-name="T58"> dialog will then open:</text:span></text:p>
          <text:list text:continue-numbering="true">
            <text:list-item>
              <text:p text:style-name="P59"><text:span text:style-name="T60">Set the Region Material to </text:span><text:span text:style-name="T61">Silicon (Si)</text:span><text:span text:style-name="T62">;</text:span></text:p>
            </text:list-item>
            <text:list-item>
              <text:p text:style-name="P63"><text:span text:style-name="T64">Set the Acceptor Doping to </text:span><text:span text:style-name="T65">1E+16</text:span><text:span text:style-name="T66"><text:s/></text:span></text:p>
            </text:list-item>
            <text:list-item>
              <text:p text:style-name="P67"><text:span text:style-name="T68">Click </text:span><text:span text:style-name="T69">OK</text:span><text:span text:style-name="T70"> to confirm.</text:span></text:p>
            </text:list-item>
          </text:list>
        </text:list-item>
      </text:list>
      <text:p text:style-name="P71">##insert "C:\Users\isaac\Downloads\KuasaSemi\aquarius-docs\static\img\examples\PN junction\p_region\04.png"</text:p>
      <text:list text:style-name="LFO1" text:continue-numbering="true">
        <text:list-item>
          <text:p text:style-name="P72">Repeat process again but changing the colour of the region and this time with the following parameters:</text:p>
          <text:list text:continue-numbering="true">
            <text:list-item>
              <text:p text:style-name="P73"><text:span text:style-name="T74">Set the First Vertex to </text:span><text:span text:style-name="T75">(-0.1, 0.1)</text:span><text:span text:style-name="T76">.</text:span></text:p>
            </text:list-item>
            <text:list-item>
              <text:p text:style-name="P77"><text:span text:style-name="T78">Set the Second Vertex to </text:span><text:span text:style-name="T79">(1, 2)</text:span><text:span text:style-name="T80">.</text:span></text:p>
            </text:list-item>
            <text:list-item>
              <text:p text:style-name="P81">Set Donner concentration to 1E+16.</text:p>
            </text:list-item>
            <text:list-item>
              <text:p text:style-name="P82">Select a colour of choice for the N region. It is better to have it set as a different region to the P region for differentiability.<text:s/></text:p>
            </text:list-item>
          </text:list>
        </text:list-item>
      </text:list>
      <text:list text:style-name="LFO2" text:continue-numbering="true">
        <text:list-item>
          <text:p text:style-name="P83">Note: the two regions should be neatly on top of each other.</text:p>
        </text:list-item>
      </text:list>
      <text:p text:style-name="P84">### Insert "C:\Users\isaac\Downloads\KuasaSemi\aquarius-docs\static\img\examples\PN junction\n_region\07.png"</text:p>
      <text:p text:style-name="P85">4.1.3<text:tab/><text:tab/>Define<text:s/>Device<text:s/>Contacts</text:p>
      <text:p text:style-name="P86">As it was done in the<text:s/>Resistor example, define the contacts on either end of the diode,<text:s/>keeping the same labels<text:s/>the same as in the resistor example.</text:p>
      <text:p text:style-name="P87">###insert<text:s/>"C:\Users\isaac\Downloads\KuasaSemi\aquarius-docs\static\img\examples\PN junction\def_contacts\05-image-of-contacts(2).png"</text:p>
      <text:p text:style-name="P88"/>
      <text:p text:style-name="P89"/>
      <text:p text:style-name="P90"/>
      <text:p text:style-name="P91"/>
      <text:p text:style-name="P92"/>
      <text:p text:style-name="P93">4.1.4<text:tab/><text:tab/>Defining<text:s/>Mesh<text:s/>Construction<text:s/>Lines</text:p>
      <text:p text:style-name="P94">As it was done in the simple resistor example, an initial grid is defined. Here the mesh will be slightly different as we are simulating a PN diode which is slightly more complex than a resistor. In this example of a PN diode, It is necessary to have<text:s/>a<text:s/>horizontal mesh should be graded in such a way that the spacing between the lines increases towards the depletion region at the centre of the diode. This is because the centre of the diode is a point of interest.</text:p>
      <text:list text:style-name="LFO3" text:continue-numbering="true">
        <text:list-item>
          <text:p text:style-name="P95"><text:span text:style-name="T96">In the menu Menu Bar select </text:span><text:span text:style-name="T97">#</text:span><text:span text:style-name="T98">Mesh → Define Mesh Construction Grid</text:span><text:span text:style-name="T99">#</text:span><text:span text:style-name="T100">. The </text:span><text:span text:style-name="T101">Mesh Construction Grid</text:span><text:span text:style-name="T102"> window will open.</text:span></text:p>
        </text:list-item>
        <text:list-item>
          <text:p text:style-name="P103"><text:span text:style-name="T104">In the </text:span><text:span text:style-name="T105">Mesh Construction Grid</text:span><text:span text:style-name="T106"> window click </text:span><text:span text:style-name="T107">#</text:span><text:span text:style-name="T108">Add</text:span><text:span text:style-name="T109">#</text:span><text:span text:style-name="T110">.</text:span></text:p>
        </text:list-item>
        <text:list-item>
          <text:p text:style-name="P111"><text:span text:style-name="T112">The </text:span><text:span text:style-name="T113">Mesh Grid Lines</text:span><text:span text:style-name="T114"> window will open. Set the below properties:</text:span></text:p>
          <text:list text:continue-numbering="true">
            <text:list-item>
              <text:p text:style-name="P115"><text:span text:style-name="T116">Set the </text:span><text:span text:style-name="T117">Orientation</text:span><text:span text:style-name="T118"> to </text:span><text:span text:style-name="T119">#</text:span><text:span text:style-name="T120">Horizontal</text:span><text:span text:style-name="T121">#</text:span><text:span text:style-name="T122">.</text:span></text:p>
            </text:list-item>
            <text:list-item>
              <text:p text:style-name="P123"><text:span text:style-name="T124">Set the </text:span><text:span text:style-name="T125">Interval</text:span><text:span text:style-name="T126"> to </text:span><text:span text:style-name="T127">#</text:span><text:span text:style-name="T128">Graded</text:span><text:span text:style-name="T129">#</text:span><text:span text:style-name="T130">.</text:span></text:p>
            </text:list-item>
            <text:list-item>
              <text:p text:style-name="P131"><text:span text:style-name="T132">Set the </text:span><text:span text:style-name="T133">Coordinates</text:span><text:span text:style-name="T134"> of the box that will contain the mesh line to:</text:span></text:p>
              <text:list text:continue-numbering="true">
                <text:list-item>
                  <text:p text:style-name="P135">X1 =<text:s/>-0.1</text:p>
                </text:list-item>
                <text:list-item>
                  <text:p text:style-name="P136">X2 =<text:s/>0.1</text:p>
                </text:list-item>
                <text:list-item>
                  <text:p text:style-name="P137">Y1 =<text:s/>1</text:p>
                </text:list-item>
                <text:list-item>
                  <text:p text:style-name="P138">Y2 = 0</text:p>
                </text:list-item>
              </text:list>
            </text:list-item>
            <text:list-item>
              <text:p text:style-name="P139"><text:span text:style-name="T140">Set the </text:span><text:span text:style-name="T141">Spacing Between Lines</text:span><text:span text:style-name="T142"> to</text:span><text:span text:style-name="T143">p to 0.005 microns and bottom to 0.05</text:span></text:p>
            </text:list-item>
          </text:list>
        </text:list-item>
        <text:list-item>
          <text:p text:style-name="P144">Click OK</text:p>
        </text:list-item>
        <text:list-item>
          <text:p text:style-name="P145"><text:span text:style-name="T146">Repeat the above steps setting<text:s/></text:span><text:span text:style-name="T147">Coordinates</text:span><text:span text:style-name="T148"> of the box that will contain the mesh line to</text:span><text:span text:style-name="T149">:</text:span></text:p>
          <text:list text:continue-numbering="true">
            <text:list-item>
              <text:list>
                <text:list-item>
                  <text:p text:style-name="P150">X1 =<text:s/>-0.1</text:p>
                </text:list-item>
                <text:list-item>
                  <text:p text:style-name="P151">X2 =<text:s/>0.1</text:p>
                </text:list-item>
                <text:list-item>
                  <text:p text:style-name="P152">Y1 =<text:s/>2</text:p>
                </text:list-item>
                <text:list-item>
                  <text:p text:style-name="P153">Y2 =<text:s/>1</text:p>
                </text:list-item>
              </text:list>
            </text:list-item>
            <text:list-item>
              <text:p text:style-name="P154"><text:span text:style-name="T155">Then set the<text:s/></text:span><text:span text:style-name="T156">Spacing Between Lines</text:span><text:span text:style-name="T157"> </text:span><text:span text:style-name="T158">#</text:span><text:span text:style-name="T159">to</text:span><text:span text:style-name="T160">p</text:span><text:span text:style-name="T161">#</text:span><text:span text:style-name="T162"><text:s/>to<text:s/></text:span><text:span text:style-name="T163">#</text:span><text:span text:style-name="T164">0.05</text:span><text:span text:style-name="T165">#</text:span><text:span text:style-name="T166"><text:s/>microns and<text:s/></text:span><text:span text:style-name="T167">#</text:span><text:span text:style-name="T168">bottom</text:span><text:span text:style-name="T169">#</text:span><text:span text:style-name="T170"><text:s/>to<text:s/></text:span><text:span text:style-name="T171">#</text:span><text:span text:style-name="T172">0.005</text:span><text:span text:style-name="T173">#</text:span></text:p>
            </text:list-item>
          </text:list>
        </text:list-item>
      </text:list>
      <text:p text:style-name="P174">###insert images for mesh grid lines</text:p>
      <text:list text:style-name="LFO4" text:continue-numbering="true">
        <text:list-item>
          <text:p text:style-name="P175">As was done in the Resistor example, generate the Finite Element Mesh.</text:p>
        </text:list-item>
      </text:list>
      <text:p text:style-name="P176">###insert image of mesh completed mesh grid</text:p>
      <text:p text:style-name="P177"/>
      <text:soft-page-break/>
      <text:p text:style-name="P178">4.1.6.<text:s/>Defining<text:s/>Variables</text:p>
      <text:p text:style-name="P179"><text:span text:style-name="T180">Considering the equations shown in the parameters section, variables need to be set to agree with tis example. The<text:s/></text:span><text:span text:style-name="T181">minority lifetime</text:span><text:span text:style-name="T182"><text:s/>and the<text:s/></text:span><text:span text:style-name="T183">carrier mobility</text:span><text:span text:style-name="T184"><text:s/>need to be set here for the electrons and holes.</text:span></text:p>
      <text:list text:style-name="LFO4" text:continue-numbering="true">
        <text:list-item>
          <text:p text:style-name="P185">If the Finite element mesh is still active, go to the toolbar at the top of the window, select #Mesh<text:s/>→<text:s/>Exit Mesh#<text:s/></text:p>
        </text:list-item>
        <text:list-item>
          <text:p text:style-name="P186"><text:span text:style-name="T187">In the menu bar, select<text:s/></text:span><text:span text:style-name="T188">#</text:span><text:span text:style-name="T189">M</text:span><text:span text:style-name="T190">odel</text:span><text:span text:style-name="T191"><text:s/></text:span><text:span text:style-name="T192">→</text:span><text:span text:style-name="T193"><text:s/></text:span><text:span text:style-name="T194">Material Library</text:span><text:span text:style-name="T195">#</text:span><text:span text:style-name="T196">.<text:s/></text:span><text:span text:style-name="T197">The<text:s/></text:span><text:span text:style-name="T198">Material Library</text:span><text:span text:style-name="T199"><text:s/>window will open</text:span><text:span text:style-name="T200">.</text:span></text:p>
        </text:list-item>
      </text:list>
      <text:p text:style-name="P201"/>
      <text:p text:style-name="P202">###insert image<text:s/>set_mu_tau, 01-material-library</text:p>
      <text:p text:style-name="P203"/>
      <text:list text:style-name="LFO4" text:continue-numbering="true">
        <text:list-item>
          <text:p text:style-name="P204"><text:span text:style-name="T205">Select the material</text:span><text:span text:style-name="T206"><text:s/>you wish to use, here select<text:s/></text:span><text:span text:style-name="T207">#</text:span><text:span text:style-name="T208">Si</text:span><text:span text:style-name="T209">#</text:span><text:span text:style-name="T210"><text:s/>(silicon). On the<text:s/></text:span><text:span text:style-name="T211">right-hand</text:span><text:span text:style-name="T212"><text:s/>side of the<text:s/></text:span><text:span text:style-name="T213">Material Library</text:span><text:span text:style-name="T214"><text:s/>window, select<text:s/></text:span><text:span text:style-name="T215">#</text:span><text:span text:style-name="T216">Edit Material</text:span><text:span text:style-name="T217">#</text:span><text:span text:style-name="T218">, the<text:s/></text:span><text:span text:style-name="T219">Si Material Properties</text:span><text:span text:style-name="T220"><text:s/>window will open.<text:s/></text:span></text:p>
        </text:list-item>
      </text:list>
      <text:p text:style-name="P221"/>
      <text:p text:style-name="P222">###insert image set_mu_tau, 02-select-material</text:p>
      <text:p text:style-name="P223"/>
      <text:p text:style-name="P224"><text:span text:style-name="T225">First, we will change the value for<text:s/></text:span><text:span text:style-name="T226">carrier mobility</text:span><text:span text:style-name="T227">:</text:span></text:p>
      <text:list text:style-name="LFO6" text:continue-numbering="true">
        <text:list-item>
          <text:p text:style-name="P228"><text:span text:style-name="T229">Go to the toolbar of the</text:span><text:span text:style-name="T230"><text:s/></text:span><text:span text:style-name="T231">Si Material Properties</text:span><text:span text:style-name="T232"><text:s/>window and select<text:s/></text:span><text:span text:style-name="T233">#</text:span><text:span text:style-name="T234">Mobility</text:span><text:span text:style-name="T235">#</text:span><text:span text:style-name="T236">.</text:span></text:p>
        </text:list-item>
        <text:list-item>
          <text:p text:style-name="P237">Find the variable names #Mu_0_p# and set it to #450# cm2/Vs. This will change the charge mobility for the<text:s/>holes.</text:p>
        </text:list-item>
        <text:list-item>
          <text:p text:style-name="P238">Repeat the same process for #Mu_0_n#<text:s/>but set the value to #1000# cm2/Vs. This will change the charge mobility for the electrons.</text:p>
        </text:list-item>
      </text:list>
      <text:p text:style-name="P239"/>
      <text:p text:style-name="P240">###insert<text:s/>"C:\Users\isaac\Downloads\KuasaSemi\aquarius-docs\static\img\examples\PN junction\set_mu_tau\03--mu-n--mu-p--values--set.png"</text:p>
      <text:p text:style-name="P241"/>
      <text:p text:style-name="P242">Now we will change the values for the minority lifetime:</text:p>
      <text:list text:style-name="LFO7" text:continue-numbering="true">
        <text:list-item>
          <text:p text:style-name="P243"><text:span text:style-name="T244">Go to the toolbar of the</text:span><text:span text:style-name="T245"><text:s/></text:span><text:span text:style-name="T246">Si Material Properties</text:span><text:span text:style-name="T247"><text:s/>window and select #Recombination#.</text:span></text:p>
        </text:list-item>
        <text:list-item>
          <text:p text:style-name="P248">Under the #Shockley Read Hall (SRH) and Traps# section, find the #SRH_TAU_p# variable, second to top, and change the value to #1E-5# seconds. This will change the minority carrier lifetime for the holes.</text:p>
        </text:list-item>
        <text:list-item>
          <text:p text:style-name="P249">Repeat the same process for #SRH_TAU_n# using the same value. This will change the minority carrier lifetime for the electrons.</text:p>
        </text:list-item>
      </text:list>
      <text:p text:style-name="P250"/>
      <text:soft-page-break/>
      <text:list text:style-name="LFO7" text:continue-numbering="true">
        <text:list-item>
          <text:p text:style-name="P251">Press #OK#</text:p>
        </text:list-item>
      </text:list>
      <text:p text:style-name="P252"/>
      <text:list text:style-name="LFO4" text:continue-numbering="true">
        <text:list-item>
          <text:p text:style-name="P253"><text:span text:style-name="T254">As it was done in the<text:s/></text:span><text:span text:style-name="T255">Resistor<text:s/></text:span><text:span text:style-name="T256">example, save the device</text:span><text:span text:style-name="T257"><text:s/>and specify the filename (e.g pn_junction_diode.sdm).</text:span></text:p>
        </text:list-item>
      </text:list>
      <text:p text:style-name="P258"/>
      <text:p text:style-name="P259"/>
      <text:p text:style-name="P260">4.2<text:tab/><text:tab/>Steady<text:s/>State<text:s/>Simulation:</text:p>
      <text:p text:style-name="P261"/>
      <text:p text:style-name="P262">We will now use the diode in a simple steady state example as was done for the<text:s/>Resistor example with a few changes.</text:p>
      <text:p text:style-name="P263"/>
      <text:p text:style-name="P264">4.2.1<text:tab/><text:tab/>Adding Circuit Components:</text:p>
      <text:p text:style-name="P265"/>
      <text:list text:style-name="LFO4" text:continue-numbering="true">
        <text:list-item>
          <text:p text:style-name="P266">Follow the same steps<text:s/>as in section 4.2.1 in the Resistor example for the device created in this example.</text:p>
        </text:list-item>
      </text:list>
      <text:p text:style-name="P267"/>
      <text:p text:style-name="P268">###insert<text:s/>"C:\Users\isaac\Downloads\KuasaSemi\aquarius-docs\static\img\examples\PN junction\circuit_simulation\03-select-sdm-file.png"</text:p>
      <text:p text:style-name="P269"/>
      <text:list text:style-name="LFO4" text:continue-numbering="true">
        <text:list-item>
          <text:p text:style-name="P270">Set the voltage range for the diode to:<text:s/></text:p>
        </text:list-item>
      </text:list>
      <text:list text:style-name="LFO10" text:continue-numbering="true">
        <text:list-item>
          <text:p text:style-name="P271"/>
        </text:list-item>
        <text:list-item>
          <text:p text:style-name="P272"><text:span text:style-name="T273">Start Voltage (V) = 0</text:span></text:p>
        </text:list-item>
        <text:list-item>
          <text:p text:style-name="P274"><text:span text:style-name="T275">End Voltage (V) = 1</text:span></text:p>
        </text:list-item>
        <text:list-item>
          <text:p text:style-name="P276"><text:span text:style-name="T277">Step (V) =<text:s/></text:span><text:span text:style-name="T278">0.002</text:span></text:p>
        </text:list-item>
      </text:list>
      <text:p text:style-name="P279">###Insert<text:s/>"C:\Users\isaac\Downloads\KuasaSemi\aquarius-docs\static\img\examples\PN junction\circuit_simulation\05-set-voltage-range.png"</text:p>
      <text:p text:style-name="P280"/>
      <text:list text:style-name="LFO4" text:continue-numbering="true">
        <text:list-item>
          <text:p text:style-name="P281">The simulated circuit should look similar to the one In the Resistor<text:s/></text:p>
        </text:list-item>
      </text:list>
      <text:p text:style-name="P282">Example:</text:p>
      <text:p text:style-name="P283">###insert<text:s/>"C:\Users\isaac\Downloads\KuasaSemi\aquarius-docs\static\img\examples\PN junction\circuit_simulation\04-circuit.png"</text:p>
      <text:list text:style-name="LFO4" text:continue-numbering="true">
        <text:list-item>
          <text:p text:style-name="P284">Next run the simulation as in section 4.2.2 of the Resistor, the simulation may take slightly longer since there are more voltage steps.</text:p>
        </text:list-item>
        <text:list-item>
          <text:p text:style-name="P285"><text:span text:style-name="T286">If you want to export the data, when the<text:s/></text:span><text:span text:style-name="T287">Simulation Status</text:span><text:span text:style-name="T288"><text:s text:c="2"/></text:span><text:span text:style-name="T289">opens, click <text:s text:c="3"/>#Export log#. The data will be saved as a .txt file.</text:span></text:p>
        </text:list-item>
      </text:list>
      <text:p text:style-name="P290"/>
      <text:p text:style-name="P291">###insert image of clicking exporting log ?</text:p>
      <text:p text:style-name="P292"/>
      <text:p text:style-name="P293">4.3<text:tab/><text:tab/>Simulation Results<text:s/></text:p>
      <text:p text:style-name="P294"/>
      <text:list text:style-name="LFO4" text:continue-numbering="true">
        <text:list-item>
          <text:p text:style-name="P295">Repeat<text:s/>steps in section 4.3 in the resistor accept using the<text:s/>diode that has just been made.</text:p>
        </text:list-item>
        <text:list-item>
          <text:p text:style-name="P296"><text:span text:style-name="T297">The IV graph produced in the<text:s/></text:span><text:span text:style-name="T298">Results Visualiser</text:span><text:span text:style-name="T299"><text:s/>will look different than the one produced from the resistor. It will not be linear.</text:span></text:p>
        </text:list-item>
        <text:list-item>
          <text:p text:style-name="P300"><text:s/>For this graph, it is often useful to log scale the graph. This can be done by ticking the box labelled #Log Scaling#.</text:p>
        </text:list-item>
      </text:list>
      <text:p text:style-name="P301">###"C:\Users\isaac\Downloads\KuasaSemi\aquarius-docs\static\img\examples\PN-junction\plot-generation\02-IV-Graph.png"</text:p>
      <text:p text:style-name="P302"/>
      <text:p text:style-name="P303">4.3.1<text:tab/><text:tab/>Analysing Results</text:p>
      <text:p text:style-name="P304">#Put example calculation of saturation current and then an example of ideal diode equation?</text:p>
      <text:p text:style-name="P305"/>
      <text:p text:style-name="P306">5<text:tab/>Conclusion</text:p>
      <text:p text:style-name="P307">This example displays how a PN junction diode that is uniformly doped in the P and N region respectively can be modelled and simulated in<text:s/>the<text:s/>Aquarius<text:s/>TCAD environment.<text:s/>The<text:s/>current-voltage graph can be verified from the<text:s/>analytical model bellow:</text:p>
      <text:p text:style-name="P308">###insert python IV graph</text:p>
      <text:list text:style-name="LFO4" text:continue-numbering="true">
        <text:list-item>
          <text:p text:style-name="P309">Note: the graphs were implemented as a logarithmic scale</text:p>
        </text:list-item>
      </text:list>
      <text:p text:style-name="P310"><text:span text:style-name="T311">As we can see,<text:s/></text:span><text:span text:style-name="T312">Aquarius Simulation Result</text:span><text:span text:style-name="T313"><text:s/>deviates off from agreeing with the<text:s/></text:span><text:span text:style-name="T314">Ideal Diode Equation</text:span><text:span text:style-name="T315">.<text:s/></text:span><text:span text:style-name="T316">This deviation is a result of the fact that the Aquarius model considers the series resistance across the diode. This means the resistance across the P region, N region and the depletion region between those two regions</text:span><text:span text:style-name="T317"><text:s/>is considered in the Aquarius simulation. Using Ohm’s law, as seen in the Resistor example, we see<text:s/></text:span><text:soft-page-break/><text:span text:style-name="T318">that the higher the voltage, the higher the resistance. This resistance increase causes the drop gradient of the IV graph since the gradient is the reciprocal of the resistance.</text:span></text:p>
      <text:p text:style-name="P319">#Not sure what to write about the slight offset at the start of the graph.</text:p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Normal"/>
      <text:p text:style-name="ListParagraph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Courier New" style:font-name-complex="Courier New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ourier New" style:font-name-complex="Courier New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ourier New" style:font-name-complex="Courier New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Courier New" style:font-name-complex="Courier New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Courier New" style:font-name-complex="Courier New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2" text:style-name="WW_CharLFO10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saac Adams</meta:initial-creator>
    <dc:creator>Isaac Adams</dc:creator>
    <meta:creation-date>2025-08-27T10:55:00Z</meta:creation-date>
    <dc:date>2025-08-27T16:06:00Z</dc:date>
    <meta:template xlink:href="Normal" xlink:type="simple"/>
    <meta:editing-cycles>9</meta:editing-cycles>
    <meta:editing-duration>PT19080S</meta:editing-duration>
    <meta:document-statistic meta:page-count="7" meta:paragraph-count="17" meta:word-count="1329" meta:character-count="8889" meta:row-count="63" meta:non-whitespace-character-count="7577"/>
  </office:meta>
</office:document-meta>
</file>